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e6213" officeooo:paragraph-rsid="001e6213"/>
    </style:style>
    <style:style style:name="P2" style:family="paragraph" style:parent-style-name="Standard" style:list-style-name="L2">
      <style:text-properties fo:language="pl" fo:country="PL" officeooo:rsid="001e6213" officeooo:paragraph-rsid="001e6213"/>
    </style:style>
    <style:style style:name="P3" style:family="paragraph" style:parent-style-name="Standard">
      <style:text-properties fo:language="pl" fo:country="PL" officeooo:rsid="001eab7e" officeooo:paragraph-rsid="001eab7e"/>
    </style:style>
    <style:style style:name="P4" style:family="paragraph" style:parent-style-name="Standard" style:list-style-name="L4">
      <style:paragraph-properties fo:text-align="start" style:justify-single-word="false"/>
      <style:text-properties fo:language="pl" fo:country="PL" officeooo:rsid="001eab7e" officeooo:paragraph-rsid="001eab7e"/>
    </style:style>
    <style:style style:name="P5" style:family="paragraph" style:parent-style-name="Standard" style:list-style-name="L4">
      <style:paragraph-properties fo:text-align="start" style:justify-single-word="false"/>
      <style:text-properties fo:language="pl" fo:country="PL" officeooo:rsid="001f87ac" officeooo:paragraph-rsid="001f87ac"/>
    </style:style>
    <style:style style:name="P6" style:family="paragraph" style:parent-style-name="Standard">
      <style:text-properties fo:language="pl" fo:country="PL" officeooo:rsid="001f87ac" officeooo:paragraph-rsid="001f87ac"/>
    </style:style>
    <style:style style:name="T1" style:family="text">
      <style:text-properties officeooo:rsid="001eab7e"/>
    </style:style>
    <style:style style:name="T2" style:family="text">
      <style:text-properties officeooo:rsid="001f87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anie 3.</text:p>
      <text:p text:style-name="P1">Strukturą danych będzie wzbogacone drzewo AVL <text:span text:style-name="T1">z gdzie klueczm jest liczba i</text:span>. </text:p>
      <text:p text:style-name="P1">Wzbogacenie drzewa polega na tym, że w każdym węźle trzymamy następujące dodatkowe parametry:</text:p>
      <text:list xml:id="list1259762246" text:style-name="L2">
        <text:list-item>
          <text:p text:style-name="P2">wagę</text:p>
        </text:list-item>
        <text:list-item>
          <text:p text:style-name="P2">parę l, p<text:span text:style-name="T1">(tak jak opisana w zadaniu)</text:span></text:p>
        </text:list-item>
        <text:list-item>
          <text:p text:style-name="P2">sumę wag elementów na przedziale od l do p</text:p>
        </text:list-item>
        <text:list-item>
          <text:p text:style-name="P2">krotkę <text:span text:style-name="T2">knw </text:span>w postaci (najwiekszy element w poddrzewie(nwe), najmniejsze takie l2 że to podrzewo zawiera wszystkie elemnty od l2 do nwe, suma wag od l2 do nwe<text:span text:style-name="T1">(w</text:span><text:span text:style-name="T2">n</text:span><text:span text:style-name="T1">we)</text:span>)</text:p>
        </text:list-item>
        <text:list-item>
          <text:p text:style-name="P2">krotkę <text:span text:style-name="T2">knm </text:span>w postaci (najmniejszy element w poddrzewie(nme), największe takie p2 że to podrzewo zawiera wszystkie elemnty od nme do p2, suma wag od nme do p2<text:span text:style-name="T1">(wnme)</text:span>)</text:p>
          <text:p text:style-name="P2"/>
        </text:list-item>
      </text:list>
      <text:p text:style-name="P3">Przy takiej strukturze operacje Interval i Weight sprowadzają się do znalezienie elementu i w drzewie, jako że jest to drzewo AVL ich złożonośc to O(log|S|) czasowa i O(1) pamięciowa.</text:p>
      <text:p text:style-name="P3">Operacja Ini to inicjacja pustego drzewa AVL, co ma złożoność O(1) czasowa i pamięciową.</text:p>
      <text:p text:style-name="P3">Operacja Insert jeżeli i nie ma w zbiorze, wstawia i do zbioru a następnie liczy ponownie parametry węzłów, które wykonały rotacje; swoich prodków; i ustawia swoja w następujący sposób:</text:p>
      <text:p text:style-name="P3"/>
      <text:list xml:id="list283650806" text:style-name="L4">
        <text:list-item>
          <text:p text:style-name="P4">ustawia l i p na siebie samego, wagę na swoją wagę i sumę wag na swoją wagę</text:p>
        </text:list-item>
        <text:list-item>
          <text:p text:style-name="P4">jeżeli nme prawego dziecka jest równ<text:span text:style-name="T2">e</text:span> i + 1, ustawia p na p2 prawego dziecka oraz do sumy wag dodaje w<text:span text:style-name="T2">nme</text:span>, analogicznie jeżeli nwe prawego dziecki jest równ<text:span text:style-name="T2">e</text:span> <text:span text:style-name="T2">i-1, ustawia l na l2 lewego dziecka oraz do sumy wag dodaje wnme.</text:span></text:p>
        </text:list-item>
        <text:list-item>
          <text:p text:style-name="P5">Jeżeli jest liściem ustawia obie pozostałe krotki na (i, i , w), wpp:</text:p>
          <text:list>
            <text:list-item>
              <text:p text:style-name="P5">kmw ustawia na kmw swojego prawego dziecka rozszerzoną o ile l2 prawego dziecka = i+1 o siebie i jeżeli nwe lewego dziecka to i-1 to o knw lewego dziecka</text:p>
            </text:list-item>
            <text:list-item>
              <text:p text:style-name="P5">kme analogicznie</text:p>
            </text:list-item>
          </text:list>
        </text:list-item>
      </text:list>
      <text:p text:style-name="P3"/>
      <text:p text:style-name="P3"/>
      <text:p text:style-name="P3">Jeżeli i było już w zbiorze znajdujemy przypisany mu wezeł i aktualizujemy jego parametry dotyczące wag w opisany wyżej sposób oraz robimy to samo z jego przodkami.</text:p>
      <text:p text:style-name="P3"/>
      <text:p text:style-name="P6">Zauważmy, że aktualizacja parametrów w węźle wykonuję się w czasie stałym. A liczba „dotkniętych” wezłów jest taka jak przy zwykłym insercie w drzewie AVL więc koszt Inseret jest O(log|S|) czasowy i O(1) pamięciow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4T16:39:11.041859212</meta:creation-date>
    <dc:date>2021-01-14T17:11:13.156098407</dc:date>
    <meta:editing-duration>PT8M32S</meta:editing-duration>
    <meta:editing-cycles>1</meta:editing-cycles>
    <meta:document-statistic meta:table-count="0" meta:image-count="0" meta:object-count="0" meta:page-count="1" meta:paragraph-count="19" meta:word-count="343" meta:character-count="1972" meta:non-whitespace-character-count="1657"/>
    <meta:generator>LibreOffice/7.0.4.2$Linux_X86_64 LibreOffice_project/00$Build-2</meta:generator>
  </office:meta>
</office:document-meta>
</file>